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F000000484506535A10BD83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4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wrap"/>
    </style:style>
    <style:style style:name="gr6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7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4a7ebb" draw:marker-start="" draw:marker-end="" draw:marker-end-width="0.53cm" draw:marker-end-center="true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4a7ebb" draw:marker-start="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106cm" svg:stroke-color="#4a7ebb" draw:marker-end="" draw:marker-end-width="0.53cm" draw:marker-end-center="true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0.95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29" style:family="graphic" style:parent-style-name="standard" style:list-style-name="L2">
      <style:graphic-properties draw:stroke="solid" svg:stroke-width="0.106cm" svg:stroke-color="#0070c0" draw:fill="solid" draw:fill-color="#ffffff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30" style:family="graphic" style:parent-style-name="objectwithoutfill">
      <style:graphic-properties draw:stroke="none" draw:marker-end="Arrow" draw:fill="none" draw:textarea-vertical-align="middle"/>
    </style:style>
    <style:style style:name="gr31" style:family="graphic" style:parent-style-name="objectwithoutfill">
      <style:graphic-properties draw:stroke="solid" svg:stroke-color="#3465a4" draw:marker-start="" draw:marker-end="" draw:fill="none" draw:textarea-vertical-align="middle"/>
    </style:style>
    <style:style style:name="gr32" style:family="graphic" style:parent-style-name="objectwithoutfill">
      <style:graphic-properties svg:stroke-color="#3465a4" draw:marker-end="" draw:fill="none" draw:textarea-vertical-align="middle"/>
    </style:style>
    <style:style style:name="gr3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5.35cm" fo:min-width="21.076cm"/>
    </style:style>
    <style:style style:name="gr34" style:family="graphic" style:parent-style-name="standard">
      <style:graphic-properties draw:stroke="none" svg:stroke-color="#000000" draw:fill="solid" draw:fill-color="#ff3366" draw:auto-grow-height="true" draw:auto-grow-width="false" fo:max-height="0cm" fo:min-height="6.689cm"/>
    </style:style>
    <style:style style:name="gr3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367cm" fo:min-width="19.306cm"/>
    </style:style>
    <style:style style:name="gr36" style:family="graphic">
      <style:graphic-properties style:protect="size"/>
    </style:style>
    <style:style style:name="pr1" style:family="presentation" style:parent-style-name="toto-notes">
      <style:graphic-properties draw:fill-color="#ffffff" fo:min-height="13.365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paragraph-properties fo:margin-top="0.3cm" fo:margin-bottom="0cm"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top="0.2cm" fo:margin-bottom="0cm" fo:text-align="center"/>
    </style:style>
    <style:style style:name="P19" style:family="paragraph">
      <loext:graphic-properties draw:fill="solid" draw:fill-color="#ff3366"/>
      <style:paragraph-properties fo:text-align="center"/>
      <style:text-properties fo:color="#ffffff" fo:font-size="18pt" style:font-size-asian="18pt" style:font-size-complex="18pt"/>
    </style:style>
    <style:style style:name="P20" style:family="paragraph">
      <loext:graphic-properties draw:fill="none" draw:fill-color="#ffffff"/>
      <style:paragraph-properties fo:margin-top="0.3cm" fo:margin-bottom="0cm"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fffff" fo:font-size="18pt" style:font-size-asian="18pt" style:font-size-complex="18pt"/>
    </style:style>
    <style:style style:name="T11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to" presentation:presentation-page-layout-name="AL1T0">
        <office:forms form:automatic-focus="false" form:apply-design-mode="false"/>
        <draw:g draw:name="Groupe 26">
          <draw:line draw:name="Connecteur droit 21" draw:style-name="gr1" draw:text-style-name="P1" draw:layer="layout" svg:x1="23.383cm" svg:y1="4.774cm" svg:x2="23.383cm" svg:y2="5.387cm">
            <text:p/>
          </draw:line>
          <draw:custom-shape draw:name="Triangle isocèle 22" draw:style-name="gr2" draw:text-style-name="P2" draw:layer="layout" svg:width="0.721cm" svg:height="0.407cm" svg:x="23.023cm" svg:y="5.363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ZoneTexte 34" draw:style-name="gr3" draw:text-style-name="P4" draw:layer="layout" svg:width="2.828cm" svg:height="1.636cm" svg:x="21.98cm" svg:y="3.136cm">
          <text:p text:style-name="P3"><text:span text:style-name="T1">V</text:span><text:span text:style-name="T1">e</text:span><text:span text:style-name="T1">h</text:span><text:span text:style-name="T1">i</text:span><text:span text:style-name="T1">c</text:span><text:span text:style-name="T1">u</text:span><text:span text:style-name="T1">l</text:span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4" draw:text-style-name="P5" draw:layer="layout" svg:width="2.027cm" svg:height="1.593cm" svg:x="17.031cm" svg:y="3.147cm">
          <text:p text:style-name="P3"><text:span text:style-name="T2">R</text:span><text:span text:style-name="T2">o</text:span><text:span text:style-name="T2">u</text:span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3" draw:style-name="gr5" draw:text-style-name="P5" draw:layer="layout" svg:width="2.399cm" svg:height="1.594cm" svg:x="12.221cm" svg:y="3.088cm">
          <text:p text:style-name="P3"><text:span text:style-name="T2">Frei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4" draw:style-name="gr6" draw:text-style-name="P7" draw:layer="layout" svg:width="2.476cm" svg:height="2.1cm" svg:x="1.898cm" svg:y="2.865cm">
          <text:p text:style-name="P6"><text:span text:style-name="T3">M</text:span><text:span text:style-name="T3">a</text:span><text:span text:style-name="T3">i</text:span><text:span text:style-name="T3">t</text:span><text:span text:style-name="T3">r</text:span><text:span text:style-name="T3">e</text:span><text:span text:style-name="T3"> </text:span></text:p>
          <text:p text:style-name="P6"><text:span text:style-name="T3">c</text:span><text:span text:style-name="T3">y</text:span><text:span text:style-name="T3">l</text:span><text:span text:style-name="T3">i</text:span><text:span text:style-name="T3">n</text:span><text:span text:style-name="T3">d</text:span><text:span text:style-name="T3">r</text:span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7" draw:text-style-name="P1" draw:layer="layout" svg:width="1.499cm" svg:height="0.001cm" svg:x="20.498cm" svg:y="3.9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2" draw:style-name="gr8" draw:text-style-name="P1" draw:layer="layout" svg:width="0.629cm" svg:height="0.001cm" svg:x="20.971cm" svg:y="3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3" draw:style-name="gr9" draw:text-style-name="P8" draw:layer="layout" svg:width="1.262cm" svg:height="1.013cm" svg:x="20.838cm" svg:y="2.796cm">
          <text:p text:style-name="P6"><text:span text:style-name="T4">f</text:span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5" draw:style-name="gr10" draw:text-style-name="P1" draw:layer="layout" svg:width="1.501cm" svg:height="0.001cm" svg:x="18.997cm" svg:y="3.9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46" draw:style-name="gr11" draw:text-style-name="P1" draw:layer="layout" svg:width="0.631cm" svg:height="0.001cm" draw:transform="rotate (-3.14159265358979) translate (20.027cm 3.9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48" draw:style-name="gr12" draw:text-style-name="P8" draw:layer="layout" svg:width="1.262cm" svg:height="1.013cm" svg:x="18.901cm" svg:y="2.796cm">
          <text:p text:style-name="P6"><text:span text:style-name="T4">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56" draw:style-name="gr7" draw:text-style-name="P1" draw:layer="layout" svg:width="1.05cm" svg:height="0.001cm" svg:x="15.96cm" svg:y="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629cm" svg:height="0.001cm" svg:x="16.26cm" svg:y="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58" draw:style-name="gr13" draw:text-style-name="P8" draw:layer="layout" svg:width="1.262cm" svg:height="1.013cm" svg:x="15.827cm" svg:y="2.8cm">
          <text:p text:style-name="P6"><text:span text:style-name="T4">C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14" draw:text-style-name="P8" draw:layer="layout" svg:width="1.262cm" svg:height="1.013cm" svg:x="14.49cm" svg:y="2.8cm">
          <text:p text:style-name="P6"><text:span text:style-name="T4">C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72" draw:style-name="gr7" draw:text-style-name="P1" draw:layer="layout" svg:width="1.378cm" svg:height="0.001cm" svg:x="6.022cm" svg:y="3.8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73" draw:style-name="gr8" draw:text-style-name="P1" draw:layer="layout" svg:width="0.629cm" svg:height="0.001cm" svg:x="6.372cm" svg:y="3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74" draw:style-name="gr15" draw:text-style-name="P8" draw:layer="layout" svg:width="1.462cm" svg:height="1.013cm" svg:x="5.938cm" svg:y="2.699cm">
          <text:p text:style-name="P6"><text:span text:style-name="T4">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6" draw:style-name="gr16" draw:text-style-name="P8" draw:layer="layout" svg:width="1.999cm" svg:height="1.013cm" svg:x="4.101cm" svg:y="2.699cm">
          <text:p text:style-name="P6"><text:span text:style-name="T4">Dm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80">
          <draw:line draw:name="Connecteur droit 81" draw:style-name="gr1" draw:text-style-name="P1" draw:layer="layout" svg:x1="18.761cm" svg:y1="4.695cm" svg:x2="18.761cm" svg:y2="5.308cm">
            <text:p/>
          </draw:line>
          <draw:custom-shape draw:name="Triangle isocèle 82" draw:style-name="gr2" draw:text-style-name="P2" draw:layer="layout" svg:width="0.721cm" svg:height="0.407cm" svg:x="18.4cm" svg:y="5.28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e 83">
          <draw:line draw:name="Connecteur droit 84" draw:style-name="gr1" draw:text-style-name="P1" draw:layer="layout" svg:x1="17.561cm" svg:y1="4.695cm" svg:x2="17.561cm" svg:y2="5.308cm">
            <text:p/>
          </draw:line>
          <draw:custom-shape draw:name="Triangle isocèle 85" draw:style-name="gr2" draw:text-style-name="P2" draw:layer="layout" svg:width="0.721cm" svg:height="0.407cm" svg:x="17.2cm" svg:y="5.28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e 86">
          <draw:line draw:name="Connecteur droit 87" draw:style-name="gr1" draw:text-style-name="P1" draw:layer="layout" svg:x1="14.36cm" svg:y1="4.795cm" svg:x2="14.36cm" svg:y2="5.408cm">
            <text:p/>
          </draw:line>
          <draw:custom-shape draw:name="Triangle isocèle 88" draw:style-name="gr2" draw:text-style-name="P2" draw:layer="layout" svg:width="0.721cm" svg:height="0.407cm" svg:x="14cm" svg:y="5.38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e 89">
          <draw:line draw:name="Connecteur droit 90" draw:style-name="gr1" draw:text-style-name="P1" draw:layer="layout" svg:x1="12.76cm" svg:y1="4.795cm" svg:x2="12.76cm" svg:y2="5.408cm">
            <text:p/>
          </draw:line>
          <draw:custom-shape draw:name="Triangle isocèle 91" draw:style-name="gr2" draw:text-style-name="P2" draw:layer="layout" svg:width="0.721cm" svg:height="0.407cm" svg:x="12.4cm" svg:y="5.384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e 92">
          <draw:line draw:name="Connecteur droit 93" draw:style-name="gr1" draw:text-style-name="P1" draw:layer="layout" svg:x1="4.138cm" svg:y1="4.995cm" svg:x2="4.138cm" svg:y2="5.608cm">
            <text:p/>
          </draw:line>
          <draw:custom-shape draw:name="Triangle isocèle 94" draw:style-name="gr2" draw:text-style-name="P2" draw:layer="layout" svg:width="0.721cm" svg:height="0.407cm" svg:x="3.777cm" svg:y="5.585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Connecteur droit avec flèche 99" draw:style-name="gr8" draw:text-style-name="P1" draw:layer="layout" svg:width="0.886cm" svg:height="0.001cm" svg:x="1.099cm" svg:y="3.8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06" draw:style-name="gr17" draw:text-style-name="P8" draw:layer="layout" svg:width="0.799cm" svg:height="7.011cm" svg:x="0.399cm" svg:y="0.316cm">
          <text:p text:style-name="P6"><text:span text:style-name="T5">Conduc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8" draw:style-name="gr18" draw:text-style-name="P9" draw:layer="layout" svg:width="1.307cm" svg:height="1.013cm" svg:x="5.419cm" svg:y="4.225cm">
          <text:p text:style-name="P3"><text:span text:style-name="T4">P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72" draw:style-name="gr19" draw:text-style-name="P1" draw:layer="layout" svg:width="0.879cm" svg:height="0.001cm" svg:x="14.597cm" svg:y="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969cm" svg:height="0.002cm" draw:transform="rotate (-3.14159265358979) translate (15.96cm 4.001cm)">
          <text:p/>
          <draw:enhanced-geometry draw:mirror-horizontal="false" draw:mirror-vertical="true" svg:viewBox="0 0 21600 21600" draw:type="mso-spt32" draw:enhanced-path="M 0 0 L 21600 21600 N"/>
        </draw:custom-shape>
        <draw:g>
          <draw:custom-shape draw:name="Connecteur droit avec flèche 72" draw:style-name="gr19" draw:text-style-name="P1" draw:layer="layout" svg:width="1.499cm" svg:height="0.001cm" svg:x="4.4cm" svg:y="3.89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draw:transform="rotate (-3.14159265358979) translate (5.443cm 3.875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ZoneTexte 43" draw:style-name="gr20" draw:text-style-name="P5" draw:layer="layout" svg:width="2.3cm" svg:height="1.594cm" svg:x="7.4cm" svg:y="3.087cm">
          <text:p text:style-name="P3"><text:span text:style-name="T2">Reg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7" draw:style-name="gr21" draw:text-style-name="P10" draw:layer="layout" svg:width="1.697cm" svg:height="1.013cm" svg:x="10.35cm" svg:y="4.287cm">
          <text:p text:style-name="P3"><text:span text:style-name="T4">P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56" draw:style-name="gr7" draw:text-style-name="P1" draw:layer="layout" svg:width="1.05cm" svg:height="0.001cm" svg:x="11.092cm" svg:y="3.8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629cm" svg:height="0.001cm" svg:x="11.392cm" svg:y="3.8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58" draw:style-name="gr22" draw:text-style-name="P11" draw:layer="layout" svg:width="1.262cm" svg:height="0.885cm" svg:x="10.959cm" svg:y="2.699cm">
          <text:p text:style-name="P6"><text:span text:style-name="T1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23" draw:text-style-name="P11" draw:layer="layout" svg:width="1.778cm" svg:height="0.885cm" svg:x="9.522cm" svg:y="2.699cm">
          <text:p text:style-name="P6"><text:span text:style-name="T1">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72" draw:style-name="gr19" draw:text-style-name="P1" draw:layer="layout" svg:width="0.879cm" svg:height="0.001cm" svg:x="9.729cm" svg:y="3.8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969cm" svg:height="0.002cm" draw:transform="rotate (-3.14159265358979) translate (11.092cm 3.9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56" draw:style-name="gr7" draw:text-style-name="P1" draw:layer="layout" svg:width="1.05cm" svg:height="0.001cm" draw:transform="rotate (1.5707963267949) translate (8.578cm 6.02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57" draw:style-name="gr8" draw:text-style-name="P1" draw:layer="layout" svg:width="0.751cm" svg:height="0.001cm" draw:transform="rotate (1.5707963267949) translate (8.599cm 5.8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58" draw:style-name="gr24" draw:text-style-name="P11" draw:layer="layout" svg:width="2.602cm" svg:height="0.885cm" svg:x="6.2cm" svg:y="4.932cm">
          <text:p text:style-name="P6"><text:span text:style-name="T1">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8" draw:style-name="gr25" draw:text-style-name="P11" draw:layer="layout" svg:width="2.602cm" svg:height="1.517cm" svg:x="8.4cm" svg:y="5.5cm">
          <text:p text:style-name="P6"><text:span text:style-name="T1">vv</text:span></text:p>
          <text:p text:style-name="P6"><text:span text:style-name="T1">[0.. 5V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56" draw:style-name="gr26" draw:text-style-name="P1" draw:layer="layout" svg:width="1.454cm" svg:height="0.001cm" draw:transform="rotate (1.5707963267949) translate (8.577cm 6.135cm)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27" draw:text-style-name="P12" draw:layer="layout" svg:width="2.581cm" svg:height="0.962cm" svg:x="16.6cm" svg:y="7.638cm">
          <draw:text-box>
            <text:p>Omega</text:p>
          </draw:text-box>
        </draw:frame>
        <draw:frame draw:style-name="gr28" draw:text-style-name="P12" draw:layer="layout" svg:width="1.946cm" svg:height="0.962cm" svg:x="21.072cm" svg:y="10.638cm">
          <draw:text-box>
            <text:p>Vveh</text:p>
          </draw:text-box>
        </draw:frame>
        <draw:custom-shape draw:name="ZoneTexte 44" draw:style-name="gr29" draw:text-style-name="P13" draw:layer="layout" svg:width="6.757cm" svg:height="2.522cm" svg:x="10.85cm" svg:y="9.419cm">
          <text:p text:style-name="P6"><text:span text:style-name="T6">Calculateur</text:span><text:span text:style-name="T7"> </text:span><text:span text:style-name="T8">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4" draw:layer="layout" svg:x1="8.6cm" svg:y1="6.4cm" svg:x2="8.6cm" svg:y2="9.4cm">
          <text:p/>
        </draw:line>
        <draw:line draw:style-name="gr31" draw:text-style-name="P14" draw:layer="layout" svg:x1="8.6cm" svg:y1="6.135cm" svg:x2="8.6cm" svg:y2="9.8cm">
          <text:p/>
        </draw:line>
        <draw:line draw:style-name="gr32" draw:text-style-name="P14" draw:layer="layout" svg:x1="8.6cm" svg:y1="9.8cm" svg:x2="10.8cm" svg:y2="9.8cm">
          <text:p/>
        </draw:line>
        <draw:line draw:style-name="gr32" draw:text-style-name="P14" draw:layer="layout" svg:x1="20.519cm" svg:y1="3.997cm" svg:x2="20.6cm" svg:y2="11.6cm">
          <text:p/>
        </draw:line>
        <draw:line draw:style-name="gr32" draw:text-style-name="P14" draw:layer="layout" svg:x1="20.6cm" svg:y1="11.6cm" svg:x2="17.6cm" svg:y2="11.6cm">
          <text:p/>
        </draw:line>
        <draw:line draw:style-name="gr32" draw:text-style-name="P14" draw:layer="layout" svg:x1="15.96cm" svg:y1="4.001cm" svg:x2="16cm" svg:y2="6.2cm">
          <text:p/>
        </draw:line>
        <draw:line draw:style-name="gr32" draw:text-style-name="P14" draw:layer="layout" svg:x1="16cm" svg:y1="6.2cm" svg:x2="19.4cm" svg:y2="6.2cm">
          <text:p/>
        </draw:line>
        <draw:line draw:style-name="gr32" draw:text-style-name="P14" draw:layer="layout" svg:x1="19.4cm" svg:y1="6.2cm" svg:x2="19.4cm" svg:y2="9.9cm">
          <text:p/>
        </draw:line>
        <draw:line draw:style-name="gr32" draw:text-style-name="P14" draw:layer="layout" svg:x1="17.6cm" svg:y1="9.9cm" svg:x2="19.4cm" svg:y2="9.9cm">
          <text:p/>
        </draw:line>
        <draw:line draw:style-name="gr32" draw:text-style-name="P14" draw:layer="layout" svg:x1="6.022cm" svg:y1="3.9cm" svg:x2="6cm" svg:y2="11.6cm">
          <text:p/>
        </draw:line>
        <draw:line draw:style-name="gr32" draw:text-style-name="P14" draw:layer="layout" svg:x1="6cm" svg:y1="11.6cm" svg:x2="10.8cm" svg:y2="11.6cm">
          <text:p/>
        </draw:line>
        <draw:frame draw:style-name="gr33" draw:text-style-name="P17" draw:layer="layout" svg:width="21.576cm" svg:height="5.6cm" svg:x="3.6cm" svg:y="13.2cm">
          <draw:text-box>
            <text:p text:style-name="P15">Horloge 2ms : <text:s text:c="5"/>clock &lt;= not clock after 1 ms ; </text:p>
            <text:p text:style-name="P16">Et synchro du process qui simule le calculateur sur front montant de clock <text:s/></text:p>
            <text:p text:style-name="P15"/>
            <text:p text:style-name="P15">Ou </text:p>
            <text:p text:style-name="P15"/>
            <text:p text:style-name="P15">wait for 2ms; <text:s/>dans le process</text:p>
          </draw:text-box>
        </draw:frame>
        <draw:frame draw:style-name="gr34" draw:text-style-name="P19" draw:layer="layout" svg:width="5.6cm" svg:height="6.939cm" svg:x="0cm" svg:y="7.3cm">
          <draw:text-box>
            <text:p text:style-name="P15"><text:span text:style-name="T9">ATTENTION</text:span></text:p>
            <text:p text:style-name="P15"><text:span text:style-name="T10"/></text:p>
            <text:p text:style-name="P15"><text:span text:style-name="T10">Dans un process</text:span></text:p>
            <text:p text:style-name="P18"><text:span text:style-name="T10">x:= yyy</text:span></text:p>
            <text:p text:style-name="P18"><text:span text:style-name="T10">ou </text:span></text:p>
            <text:p text:style-name="P18"><text:span text:style-name="T10">x &lt;= yyy</text:span></text:p>
            <text:p text:style-name="P18"><text:span text:style-name="T10">mais pas</text:span></text:p>
            <text:p text:style-name="P18"><text:span text:style-name="T10">x == yyy</text:span></text:p>
          </draw:text-box>
        </draw:frame>
        <draw:frame draw:style-name="gr35" draw:text-style-name="P20" draw:layer="layout" svg:width="19.806cm" svg:height="1.617cm" svg:x="3.194cm" svg:y="0.383cm">
          <draw:text-box>
            <text:p text:style-name="P16"><text:span text:style-name="T11">CR en PDF avant le 3/01/22 à jammes@laas.fr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marker draw:name="msArrowOvalEnd_20_9" draw:display-name="msArrowOvalEnd 9" svg:viewBox="0 0 500 500" svg:d="M250 0l125 35 90 90 35 125-35 125-90 90-125 35-125-35-90-90-35-125 35-125 90-9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to-background" style:family="presentation">
      <style:graphic-properties draw:stroke="none" draw:fill="solid" draw:fill-color="#ffffff"/>
      <style:text-properties style:letter-kerning="true"/>
    </style:style>
    <style:style style:name="t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to-outline1" style:family="presentation">
      <style:graphic-properties draw:stroke="none" draw:fill="none" draw:auto-grow-height="false" draw:fit-to-size="shrink-to-fit" style:shrink-to-fit="true">
        <text:list-style style:name="t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oto-outline2" style:family="presentation" style:parent-style-name="tot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to-outline3" style:family="presentation" style:parent-style-name="tot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to-outline4" style:family="presentation" style:parent-style-name="tot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to-outline5" style:family="presentation" style:parent-style-name="toto-outline4">
      <style:paragraph-properties fo:margin-top="0cm" fo:margin-bottom="0.1cm"/>
      <style:text-properties fo:font-size="20pt" style:font-size-asian="20pt" style:font-size-complex="20pt"/>
    </style:style>
    <style:style style:name="toto-outline6" style:family="presentation" style:parent-style-name="toto-outline5">
      <style:paragraph-properties fo:margin-top="0cm" fo:margin-bottom="0.1cm"/>
      <style:text-properties fo:font-size="20pt" style:font-size-asian="20pt" style:font-size-complex="20pt"/>
    </style:style>
    <style:style style:name="toto-outline7" style:family="presentation" style:parent-style-name="toto-outline6">
      <style:paragraph-properties fo:margin-top="0cm" fo:margin-bottom="0.1cm"/>
      <style:text-properties fo:font-size="20pt" style:font-size-asian="20pt" style:font-size-complex="20pt"/>
    </style:style>
    <style:style style:name="toto-outline8" style:family="presentation" style:parent-style-name="toto-outline7">
      <style:paragraph-properties fo:margin-top="0cm" fo:margin-bottom="0.1cm"/>
      <style:text-properties fo:font-size="20pt" style:font-size-asian="20pt" style:font-size-complex="20pt"/>
    </style:style>
    <style:style style:name="toto-outline9" style:family="presentation" style:parent-style-name="toto-outline8">
      <style:paragraph-properties fo:margin-top="0cm" fo:margin-bottom="0.1cm"/>
      <style:text-properties fo:font-size="20pt" style:font-size-asian="20pt" style:font-size-complex="20pt"/>
    </style:style>
    <style:style style:name="toto-subtitle" style:family="presentation">
      <style:graphic-properties draw:stroke="none" draw:fill="none" draw:textarea-vertical-align="middle">
        <text:list-style style:name="t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to-title" style:family="presentation">
      <style:graphic-properties draw:stroke="none" draw:fill="none" draw:textarea-vertical-align="middle">
        <text:list-style style:name="t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to-backgroundobjects">
      <style:graphic-properties draw:stroke="none" svg:stroke-width="0cm" draw:fill="none" draw:fill-color="#ffffff" draw:textarea-horizontal-align="center" draw:textarea-vertical-align="middle" draw:auto-grow-height="true" draw:fit-to-size="false" style:shrink-to-fit="false" fo:min-height="11.049cm" fo:padding-top="0.1cm" fo:padding-bottom="0.1cm" fo:padding-left="0.2cm" fo:padding-right="0.2cm" fo:wrap-option="wrap"/>
    </style:style>
    <style:style style:name="Mpr2" style:family="presentation" style:parent-style-name="to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to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oto" style:page-layout-name="PM1" draw:style-name="Mdp1">
      <draw:frame draw:name="Espace réservé du numéro de diapositive 8" presentation:style-name="Mpr1" draw:text-style-name="MP6" draw:layer="backgroundobjects" svg:width="1.428cm" svg:height="11.249cm" svg:x="23.701cm" svg:y="12.70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draw:name="Espace réservé du pied de page 9" presentation:style-name="Mpr1" draw:text-style-name="MP6" draw:layer="backgroundobjects" svg:width="12.4cm" svg:height="11.249cm" svg:x="6.499cm" svg:y="12.701cm" presentation:class="footer" presentation:user-transformed="true">
        <draw:text-box>
          <text:p text:style-name="MP7"><text:span text:style-name="MT2">Introduction au langage VHDL-AMS - M2 SME - B. JAMMES</text:span></text:p>
        </draw:text-box>
      </draw:frame>
      <draw:frame draw:name="Image 3" draw:style-name="Mgr3" draw:text-style-name="MP8" draw:layer="backgroundobjects" svg:width="2.199cm" svg:height="0.828cm" svg:x="0.299cm" svg:y="17.877cm">
        <draw:image xlink:href="Pictures/10000000000000BF000000484506535A10BD836C.jpg" xlink:type="simple" xlink:show="embed" xlink:actuate="onLoad">
          <text:p/>
        </draw:image>
      </draw:frame>
      <draw:frame presentation:style-name="toto-title" draw:layer="backgroundobjects" svg:width="22.859cm" svg:height="3.18cm" svg:x="1.27cm" svg:y="0.76cm" presentation:class="title" presentation:placeholder="true">
        <draw:text-box/>
      </draw:frame>
      <draw:frame presentation:style-name="tot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oto-title" draw:layer="backgroundobjects" svg:width="14.848cm" svg:height="11.136cm" svg:x="3.075cm" svg:y="2.257cm" presentation:class="page"/>
        <draw:frame presentation:style-name="to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Bruno Jammes</meta:initial-creator>
    <meta:editing-cycles>201</meta:editing-cycles>
    <meta:print-date>2015-11-24T16:41:58</meta:print-date>
    <meta:creation-date>2012-01-12T16:18:05</meta:creation-date>
    <dc:date>2021-11-25T11:14:48.441277978</dc:date>
    <meta:editing-duration>PT8H24M50S</meta:editing-duration>
    <meta:generator>LibreOffice/5.3.6.1$Linux_X86_64 LibreOffice_project/30$Build-1</meta:generator>
    <meta:document-statistic meta:object-count="97"/>
    <meta:user-defined meta:name="AppVersion">14.0000</meta:user-defined>
    <meta:user-defined meta:name="Company">LAAS-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